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1FD60000043ED8807D38.svm"/>
  <manifest:file-entry manifest:media-type="" manifest:full-path="Pictures/200000070000289F00000684395F62E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tin Zelek</text:p>
      <text:p text:style-name="Standard">Robert Knop</text:p>
      <text:p text:style-name="Standard">gr 2 </text:p>
      <text:p text:style-name="Standard"/>
      <text:p text:style-name="Standard"/>
      <text:p text:style-name="Standard">Zadanie 1.14</text:p>
      <text:p text:style-name="Standard">równanie: <text:tab/><text:tab/><text:tab/></text:p>
      <text:p text:style-name="Standard"><draw:frame draw:style-name="fr1" draw:name="grafika1" text:anchor-type="paragraph" svg:x="4.016cm" svg:y="0cm" svg:width="8.149cm" svg:height="1.087cm" draw:z-index="0"><draw:image xlink:href="Pictures/2000000700001FD60000043ED8807D38.svm" xlink:type="simple" xlink:show="embed" xlink:actuate="onLoad"/></draw:frame><text:tab/><text:tab/><text:tab/></text:p>
      <text:p text:style-name="Standard">zadanie:<text:tab/>-Narysować wykres funkcji i wskazać miejsca zerowe</text:p>
      <text:p text:style-name="Standard"><text:tab/><text:tab/>-Napisać program realizujący metodę siecznych dla powyższego zadania.</text:p>
      <text:p text:style-name="Standard"><text:tab/><text:tab/>Uruchamiać program dla różnych punktów starowych metody</text:p>
      <text:p text:style-name="Standard"><text:tab/><text:tab/>-Napisać program realizujący metodę bisekcji dla powyższego zadania.</text:p>
      <text:p text:style-name="Standard"><text:tab/><text:tab/>Uruchamiać program dla różnych przedziałów</text:p>
      <text:p text:style-name="Standard"><text:tab/><text:tab/>-Dla zadanej przez użytkownika dokładności porównywać wyniki metod. <text:tab/><text:tab/><text:tab/>Użytkownik wprowadza punkty startowe metody i przedział.</text:p>
      <text:p text:style-name="Standard"/>
      <text:p text:style-name="Standard"/>
      <text:p text:style-name="Standard"/>
      <text:p text:style-name="Standard"><text:tab/><text:span text:style-name="T1">Metoda bisekcji – </text:span><text:span text:style-name="T2">jest to jedna z metod rozwiązywania równań nieliniowych oparta na twierdzeniu Bolzano – Cauchy'ego („Jeżeli funkcja ciągła f(x) ma na końcach przedziału domkniętego wartości różnych znaków, to wewnątrz tego przedziału, istnieje co najmniej jeden pierwiastek równania f(x) = 0”). Warunkiem stosowania metody jest że funkcja musi być ciągla w przedziale domkniętym [a;b] oraz przyjmować różne znaki na końcach przedziału ( f(a)· f(b) &lt; 0)</text:span></text:p>
      <text:p text:style-name="Standard"><text:span text:style-name="T2">Działanie algorytmu:</text:span></text:p>
      <text:list xml:id="list7615255311447418913" text:style-name="L1">
        <text:list-item>
          <text:p text:style-name="P2"><text:span text:style-name="T2">Obliczamy wartość funkcji na na <text:s/>obu końcach przedziału</text:span></text:p>
        </text:list-item>
        <text:list-item>
          <text:p text:style-name="P2"><text:span text:style-name="T2">Dzielimy przedział na połowy i obliczamy wartość f(x1)</text:span></text:p>
        </text:list-item>
        <text:list-item>
          <text:p text:style-name="P2"><text:span text:style-name="T2">Jeżeli powyzsza wartość jest równa zero to kończymy, jak nie to mając już dwa przedziały wybieramy ten w którym skrajne liczby mają różne znaki, dzielimy owy przedział na połowe i wyliczamy wartość funkcji</text:span></text:p>
        </text:list-item>
        <text:list-item>
          <text:p text:style-name="P2"><text:span text:style-name="T2">Algorytm jest kontynuowany aż do osiągnięcia żądanej dokładności przybliżenia pierwiastka</text:span></text:p>
        </text:list-item>
      </text:list>
      <text:p text:style-name="Standard"><text:span text:style-name="T2"/></text:p>
      <text:p text:style-name="Standard"><text:span text:style-name="T2"/></text:p>
      <text:p text:style-name="P1">Metoda siecznych – <text:span text:style-name="T2">jest to metoda numeryczna służąca do rowiązywania równań nieliniowych.</text:span></text:p>
      <text:p text:style-name="P1"><text:span text:style-name="T2">Polega na przyjęcia że funkcja aa dostatecznie małym odcinku &lt;a,b&gt; zmienia się w sposób liniowy. Wtedy na tym odcinku można krzywą y = f(x) zastąpić sieczną, a za przybliżoną wartośc pierwiastka przyją punkt przecięcia siecznej z osią OX.</text:span></text:p>
      <text:p text:style-name="P1"><text:span text:style-name="T2">Wzór na metode siecznych:</text:span></text:p>
      <text:p text:style-name="P1"><text:span text:style-name="T2"/></text:p>
      <text:p text:style-name="P1"><draw:frame draw:style-name="fr1" draw:name="grafika2" text:anchor-type="paragraph" svg:x="2.131cm" svg:y="0.088cm" svg:width="10.398cm" svg:height="1.669cm" draw:z-index="1"><draw:image xlink:href="Pictures/200000070000289F00000684395F62E4.svm" xlink:type="simple" xlink:show="embed" xlink:actuate="onLoad"/></draw:frame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Zelek</meta:initial-creator>
    <meta:creation-date>2015-12-02T09:14:09.13</meta:creation-date>
    <dc:date>2015-12-02T09:49:13.85</dc:date>
    <dc:creator>Martin Zelek</dc:creator>
    <meta:editing-duration>PT35M12S</meta:editing-duration>
    <meta:editing-cycles>2</meta:editing-cycles>
    <meta:generator>OpenOffice/4.1.0$Win32 OpenOffice.org_project/410m18$Build-9764</meta:generator>
    <meta:document-statistic meta:table-count="0" meta:image-count="2" meta:object-count="0" meta:page-count="1" meta:paragraph-count="21" meta:word-count="246" meta:character-count="1720"/>
  </office:meta>
</office:document-meta>
</file>